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middle" fo:wrap-option="wrap" fo:background-color="#DDDDDD"/>
    </style:style>
    <style:style style:name="ce6" style:family="table-cell" style:parent-style-name="Default" style:data-style-name="N30">
      <style:table-cell-properties fo:border="thin solid #000000" style:vertical-align="top" fo:wrap-option="wrap" fo:background-color="#DDDDD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DDDDDD"/>
    </style:style>
    <style:style style:name="ce8" style:family="table-cell" style:parent-style-name="Default" style:data-style-name="N0">
      <style:table-cell-properties style:vertical-align="top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30">
      <style:table-cell-properties fo:border="thin solid #000000" style:vertical-align="middle" fo:wrap-option="wrap"/>
    </style:style>
    <style:style style:name="ce11" style:family="table-cell" style:parent-style-name="Default" style:data-style-name="N30">
      <style:table-cell-properties fo:border="thin solid #000000" style:vertical-align="top" fo:wrap-option="wrap"/>
    </style:style>
    <style:style style:name="ce12" style:family="table-cell" style:parent-style-name="Default" style:data-style-name="N0">
      <style:table-cell-properties style:vertical-align="top" fo:wrap-option="wrap"/>
    </style:style>
    <style:style style:name="ce13" style:family="table-cell" style:parent-style-name="Default" style:data-style-name="N0">
      <style:table-cell-properties fo:border="thin solid #000000" style:vertical-align="top" fo:wrap-option="wrap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13.335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0.5039583333333cm"/>
    </style:style>
    <style:style style:name="co6" style:family="table-column">
      <style:table-column-properties fo:break-before="auto" style:column-width="7.17020833333333cm"/>
    </style:style>
    <style:style style:name="co7" style:family="table-column">
      <style:table-column-properties fo:break-before="auto" style:column-width="11.5622916666667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ámetros.$A$2:.$A$5])" table:base-cell-address="Sprint_#6.I2">
          <table:help-message/>
          <table:error-message table:display="true"/>
        </table:content-validation>
        <table:content-validation table:name="val2" table:condition="of:cell-content-is-in-list([Parámetros.$B$2:.$B$3])" table:base-cell-address="Sprint_#6.K2">
          <table:help-message/>
          <table:error-message table:display="true"/>
        </table:content-validation>
      </table:content-validations>
      <table:table table:name="Sprint_#6" table:style-name="ta1">
        <table:table-column table:style-name="co1" table:default-cell-style-name="ce1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2" table:default-cell-style-name="ce12"/>
        <table:table-column table:style-name="co13" table:default-cell-style-name="ce12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Pre condiciones</text:p>
          </table:table-cell>
          <table:table-cell office:value-type="string" table:style-name="ce3">
            <text:p>Datos</text:p>
          </table:table-cell>
          <table:table-cell office:value-type="string" table:style-name="ce3">
            <text:p>Proceso</text:p>
          </table:table-cell>
          <table:table-cell office:value-type="string" table:style-name="ce3">
            <text:p>Pos condiciones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obtenid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Observaciones</text:p>
          </table:table-cell>
          <table:table-cell office:value-type="string" table:style-name="ce3">
            <text:p>Tester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CP-SGB-001" table:formula="of:=CONCATENATE(&quot;CP-SGB-&quot;;TEXT((ROW()-1);&quot;000&quot;))" table:style-name="ce5">
            <text:p>CP-SGB-001</text:p>
          </table:table-cell>
          <table:table-cell office:value-type="string" table:style-name="ce5">
            <text:p>Listado de Exclusiones</text:p>
          </table:table-cell>
          <table:table-cell office:value-type="string" table:style-name="ce6">
            <text:p>El usuario debe estar loggeado en el sistema</text:p>
            <text:p>Deben existir Exclusiones almacenadas en el sistema</text:p>
            <text:p>Deben existir estados y tipos almacenados bajo el dominio “Exclusiones”</text:p>
          </table:table-cell>
          <table:table-cell table:style-name="ce7"/>
          <table:table-cell office:value-type="string" table:style-name="ce7">
            <text:p>Se elige la opción Exclusiones/Solicitud Exclusión</text:p>
          </table:table-cell>
          <table:table-cell table:style-name="ce7"/>
          <table:table-cell office:value-type="string" table:style-name="ce6">
            <text:p>Se deben listar los primeros cinco Exclusiones</text:p>
            <text:p>Se debe especificar el total de Exclusiones que existen en el sistema</text:p>
          </table:table-cell>
          <table:table-cell table:style-name="ce7"/>
          <table:table-cell office:value-type="string" table:content-validation-name="val1" table:style-name="ce7">
            <text:p>Aprobado</text:p>
          </table:table-cell>
          <table:table-cell table:style-name="ce7"/>
          <table:table-cell office:value-type="string" table:content-validation-name="val2" table:style-name="ce7">
            <text:p>Álvaro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CP-SGB-002" table:formula="of:=CONCATENATE(&quot;CP-SGB-&quot;;TEXT((ROW()-1);&quot;000&quot;))" table:style-name="ce9">
            <text:p>CP-SGB-002</text:p>
          </table:table-cell>
          <table:table-cell office:value-type="string" table:style-name="ce10">
            <text:p>Filtrar Listado de Exclusiones por ID</text:p>
          </table:table-cell>
          <table:table-cell office:value-type="string" table:style-name="ce11">
            <text:p>El usuario debe estar loggeado en el sistema</text:p>
            <text:p>Deben existir Exclusiones almacenadas en el sistema</text:p>
            <text:p>Deben existir estados y tipos almacenados bajo el dominio “Exclusiones”</text:p>
          </table:table-cell>
          <table:table-cell office:value-type="string" table:style-name="ce12">
            <text:p>ID: 511</text:p>
          </table:table-cell>
          <table:table-cell office:value-type="string" table:style-name="ce13">
            <text:p>Se elige la opción Exclusiones/Solicitud Exclusión</text:p>
            <text:p>Se digita el ID en el filtro de la columna ID y se da Enter</text:p>
          </table:table-cell>
          <table:table-cell table:style-name="ce13"/>
          <table:table-cell office:value-type="string" table:style-name="ce11">
            <text:p>Se debe listar solo la solicitud que corresponde al ID digitado</text:p>
          </table:table-cell>
          <table:table-cell table:style-name="ce13"/>
          <table:table-cell office:value-type="string" table:content-validation-name="val1" table:style-name="ce13">
            <text:p>Aprobado</text:p>
          </table:table-cell>
          <table:table-cell table:style-name="ce13"/>
          <table:table-cell office:value-type="string" table:content-validation-name="val2" table:style-name="ce13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03" table:formula="of:=CONCATENATE(&quot;CP-SGB-&quot;;TEXT((ROW()-1);&quot;000&quot;))" table:style-name="ce5">
            <text:p>CP-SGB-003</text:p>
          </table:table-cell>
          <table:table-cell office:value-type="string" table:style-name="ce5">
            <text:p>Filtrar Listado de Exclusiones por ID Incorrecto</text:p>
          </table:table-cell>
          <table:table-cell office:value-type="string" table:style-name="ce6">
            <text:p>El usuario debe estar loggeado en el sistema</text:p>
            <text:p>Deben existir Exclusiones almacenadas en el sistema</text:p>
            <text:p>Deben existir estados y tipos almacenados bajo el dominio “Exclusiones”</text:p>
          </table:table-cell>
          <table:table-cell office:value-type="string" table:style-name="ce7">
            <text:p>ID: ABC</text:p>
          </table:table-cell>
          <table:table-cell office:value-type="string" table:style-name="ce7">
            <text:p>Se elige la opción Exclusiones/Solicitud Exclusión</text:p>
            <text:p>Se digita el texto en el filtro de la columna ID y se da Enter</text:p>
          </table:table-cell>
          <table:table-cell table:style-name="ce7"/>
          <table:table-cell office:value-type="string" table:style-name="ce6">
            <text:p>Se debe mostrar un mensaje indicando que el ID digitado es incorrecto</text:p>
          </table:table-cell>
          <table:table-cell table:style-name="ce7"/>
          <table:table-cell office:value-type="string" table:content-validation-name="val1" table:style-name="ce7">
            <text:p>Aprobado</text:p>
          </table:table-cell>
          <table:table-cell table:style-name="ce7"/>
          <table:table-cell office:value-type="string" table:content-validation-name="val2" table:style-name="ce7">
            <text:p>Álvaro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CP-SGB-004" table:formula="of:=CONCATENATE(&quot;CP-SGB-&quot;;TEXT((ROW()-1);&quot;000&quot;))" table:style-name="ce9">
            <text:p>CP-SGB-004</text:p>
          </table:table-cell>
          <table:table-cell office:value-type="string" table:style-name="ce10">
            <text:p>Filtrar Listado de Exclusiones por Estado</text:p>
          </table:table-cell>
          <table:table-cell office:value-type="string" table:style-name="ce11">
            <text:p>El usuario debe estar loggeado en el sistema</text:p>
            <text:p>Deben existir Exclusiones almacenadas en el sistema</text:p>
            <text:p>Deben existir estados y tipos almacenados bajo el dominio “Exclusiones”</text:p>
          </table:table-cell>
          <table:table-cell office:value-type="string" table:style-name="ce12">
            <text:p>Estado: CREADO</text:p>
          </table:table-cell>
          <table:table-cell office:value-type="string" table:style-name="ce13">
            <text:p>Se elige la opción Exclusiones/Solicitud Exclusión</text:p>
            <text:p>Se selecciona el estado en el filtro de la columna Estado</text:p>
          </table:table-cell>
          <table:table-cell table:style-name="ce13"/>
          <table:table-cell office:value-type="string" table:style-name="ce11">
            <text:p>Se deben listar solo las Exclusiones que concuerdan con el estado seleccionado</text:p>
          </table:table-cell>
          <table:table-cell table:style-name="ce13"/>
          <table:table-cell office:value-type="string" table:content-validation-name="val1" table:style-name="ce13">
            <text:p>Aprobado</text:p>
          </table:table-cell>
          <table:table-cell table:style-name="ce13"/>
          <table:table-cell office:value-type="string" table:content-validation-name="val2" table:style-name="ce13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05" table:formula="of:=CONCATENATE(&quot;CP-SGB-&quot;;TEXT((ROW()-1);&quot;000&quot;))" table:style-name="ce5">
            <text:p>CP-SGB-005</text:p>
          </table:table-cell>
          <table:table-cell office:value-type="string" table:style-name="ce5">
            <text:p>Filtrar Listado de Exclusiones por Fecha</text:p>
          </table:table-cell>
          <table:table-cell office:value-type="string" table:style-name="ce6">
            <text:p>El usuario debe estar loggeado en el sistema</text:p>
            <text:p>Deben existir Exclusiones almacenadas en el sistema</text:p>
            <text:p>Deben existir estados y tipos almacenados bajo el dominio “Exclusiones”</text:p>
          </table:table-cell>
          <table:table-cell office:value-type="string" table:style-name="ce7">
            <text:p>Fecha: 11/04/2018</text:p>
          </table:table-cell>
          <table:table-cell office:value-type="string" table:style-name="ce7">
            <text:p>Se elige la opción Exclusiones/Solicitud Exclusión</text:p>
            <text:p>Se selecciona la fecha en el filtro de la columna Fecha</text:p>
          </table:table-cell>
          <table:table-cell table:style-name="ce7"/>
          <table:table-cell office:value-type="string" table:style-name="ce6">
            <text:p>Se deben listar solo las Exclusiones que concuerden con la Fecha seleccionada</text:p>
          </table:table-cell>
          <table:table-cell table:style-name="ce7"/>
          <table:table-cell office:value-type="string" table:content-validation-name="val1" table:style-name="ce7">
            <text:p>Aprobado</text:p>
          </table:table-cell>
          <table:table-cell table:style-name="ce7"/>
          <table:table-cell office:value-type="string" table:content-validation-name="val2" table:style-name="ce7">
            <text:p>Álvaro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CP-SGB-006" table:formula="of:=CONCATENATE(&quot;CP-SGB-&quot;;TEXT((ROW()-1);&quot;000&quot;))" table:style-name="ce9">
            <text:p>CP-SGB-006</text:p>
          </table:table-cell>
          <table:table-cell office:value-type="string" table:style-name="ce10">
            <text:p>Filtrar Listado de Exclusiones por Tipo</text:p>
          </table:table-cell>
          <table:table-cell office:value-type="string" table:style-name="ce11">
            <text:p>El usuario debe estar loggeado en el sistema</text:p>
            <text:p>Deben existir Exclusiones almacenadas en el sistema</text:p>
            <text:p>Deben existir estados y tipos almacenados bajo el dominio “Exclusiones”</text:p>
          </table:table-cell>
          <table:table-cell office:value-type="string" table:style-name="ce12">
            <text:p>Tipo: DONACION</text:p>
          </table:table-cell>
          <table:table-cell office:value-type="string" table:style-name="ce13">
            <text:p>Se elige la opción Exclusiones/Solicitud Exclusión</text:p>
            <text:p>Se selecciona el tipo en el filtro de la columna Tipo</text:p>
          </table:table-cell>
          <table:table-cell table:style-name="ce13"/>
          <table:table-cell office:value-type="string" table:style-name="ce11">
            <text:p>Se deben listar solo las Exclusiones que concuerden con el tipo seleccionado</text:p>
          </table:table-cell>
          <table:table-cell table:style-name="ce13"/>
          <table:table-cell office:value-type="string" table:content-validation-name="val1" table:style-name="ce13">
            <text:p>Aprobado</text:p>
          </table:table-cell>
          <table:table-cell table:style-name="ce13"/>
          <table:table-cell office:value-type="string" table:content-validation-name="val2" table:style-name="ce13">
            <text:p>Álvaro</text:p>
          </table:table-cell>
          <table:table-cell table:number-columns-repeated="16373"/>
        </table:table-row>
        <table:table-row table:style-name="ro3">
          <table:table-cell office:value-type="string" office:string-value="CP-SGB-007" table:formula="of:=CONCATENATE(&quot;CP-SGB-&quot;;TEXT((ROW()-1);&quot;000&quot;))" table:style-name="ce5">
            <text:p>CP-SGB-007</text:p>
          </table:table-cell>
          <table:table-cell office:value-type="string" table:style-name="ce5">
            <text:p>Agregar Nueva Exclusión Tipo Desecho</text:p>
          </table:table-cell>
          <table:table-cell office:value-type="string" table:style-name="ce6">
            <text:p>El usuario debe estar loggeado en el sistema</text:p>
            <text:p>Deben existir estados y tipos almacenados bajo el dominio “Exclusiones”</text:p>
          </table:table-cell>
          <table:table-cell office:value-type="string" table:style-name="ce7">
            <text:p>Tipo: Desecho</text:p>
            <text:p>Bienes: Seleccionar 1 bien</text:p>
            <text:p/>
          </table:table-cell>
          <table:table-cell office:value-type="string" table:style-name="ce7">
            <text:p>Se elige la opción Exclusiones/Solicitud Exclusión</text:p>
            <text:p>Se da clic en el botón “Nuevo”</text:p>
            <text:p>Se completa el formulario con los datos correspondientes</text:p>
            <text:p>Se da clic en el botón “Agregar” para seleccionar los bienes</text:p>
            <text:p>Se selecciona un bien y se da clic en el botón "Regresar"</text:p>
            <text:p>Se da clic en el botón "Guardar"</text:p>
          </table:table-cell>
          <table:table-cell office:value-type="string" table:style-name="ce7">
            <text:p>La solicitud debe quedar almacenada en el sistema</text:p>
            <text:p/>
          </table:table-cell>
          <table:table-cell office:value-type="string" table:style-name="ce6">
            <text:p>Se debe mostrar un mensaje indicando que los datos se almacenaron de forma exitosa</text:p>
          </table:table-cell>
          <table:table-cell table:style-name="ce7"/>
          <table:table-cell office:value-type="string" table:content-validation-name="val1" table:style-name="ce7">
            <text:p>Aprobado</text:p>
          </table:table-cell>
          <table:table-cell table:style-name="ce7"/>
          <table:table-cell office:value-type="string" table:content-validation-name="val2" table:style-name="ce7">
            <text:p>Álvaro</text:p>
          </table:table-cell>
          <table:table-cell table:number-columns-repeated="16373" table:style-name="ce8"/>
        </table:table-row>
        <table:table-row table:style-name="ro3">
          <table:table-cell office:value-type="string" office:string-value="CP-SGB-008" table:formula="of:=CONCATENATE(&quot;CP-SGB-&quot;;TEXT((ROW()-1);&quot;000&quot;))" table:style-name="ce9">
            <text:p>CP-SGB-008</text:p>
          </table:table-cell>
          <table:table-cell office:value-type="string" table:style-name="ce10">
            <text:p>Agregar Nueva Exclusión Tipo Donación</text:p>
          </table:table-cell>
          <table:table-cell office:value-type="string" table:style-name="ce11">
            <text:p>El usuario debe estar loggeado en el sistema</text:p>
            <text:p>Deben existir estados y tipos almacenados bajo el dominio “Exclusiones”</text:p>
          </table:table-cell>
          <table:table-cell office:value-type="string" table:style-name="ce12">
            <text:p>Tipo: Donación</text:p>
            <text:p>Bienes: Seleccionar 1 bien</text:p>
            <text:p/>
          </table:table-cell>
          <table:table-cell office:value-type="string" table:style-name="ce13">
            <text:p>Se elige la opción Exclusiones/Solicitud Exclusión</text:p>
            <text:p>Se da clic en el botón “Nuevo”</text:p>
            <text:p>Se completa el formulario con los datos correspondientes</text:p>
            <text:p>Se da clic en el botón “Agregar” para seleccionar los bienes</text:p>
            <text:p>Se selecciona un bien y se da clic en el botón "Regresar"</text:p>
            <text:p>Se da clic en el botón "Guardar"</text:p>
          </table:table-cell>
          <table:table-cell office:value-type="string" table:style-name="ce13">
            <text:p>La solicitud debe quedar almacenada en el sistema</text:p>
            <text:p/>
          </table:table-cell>
          <table:table-cell office:value-type="string" table:style-name="ce11">
            <text:p>Se debe mostrar un mensaje indicando que los datos se almacenaron de forma exitosa</text:p>
          </table:table-cell>
          <table:table-cell table:style-name="ce13"/>
          <table:table-cell office:value-type="string" table:content-validation-name="val1" table:style-name="ce13">
            <text:p>Aprobado</text:p>
          </table:table-cell>
          <table:table-cell table:style-name="ce13"/>
          <table:table-cell office:value-type="string" table:content-validation-name="val2" table:style-name="ce13">
            <text:p>Álvaro</text:p>
          </table:table-cell>
          <table:table-cell table:number-columns-repeated="16373"/>
        </table:table-row>
        <table:table-row table:style-name="ro3">
          <table:table-cell office:value-type="string" office:string-value="CP-SGB-009" table:formula="of:=CONCATENATE(&quot;CP-SGB-&quot;;TEXT((ROW()-1);&quot;000&quot;))" table:style-name="ce5">
            <text:p>CP-SGB-009</text:p>
          </table:table-cell>
          <table:table-cell office:value-type="string" table:style-name="ce5">
            <text:p>Agregar Nueva Exclusión Tipo Extravío</text:p>
          </table:table-cell>
          <table:table-cell office:value-type="string" table:style-name="ce6">
            <text:p>El usuario debe estar loggeado en el sistema</text:p>
            <text:p>Deben existir estados y tipos almacenados bajo el dominio “Exclusiones”</text:p>
          </table:table-cell>
          <table:table-cell office:value-type="string" table:style-name="ce7">
            <text:p>Tipo: Extravío</text:p>
            <text:p>Bienes: Seleccionar 1 bien</text:p>
            <text:p/>
          </table:table-cell>
          <table:table-cell office:value-type="string" table:style-name="ce7">
            <text:p>Se elige la opción Exclusiones/Solicitud Exclusión</text:p>
            <text:p>Se da clic en el botón “Nuevo”</text:p>
            <text:p>Se completa el formulario con los datos correspondientes</text:p>
            <text:p>Se da clic en el botón “Agregar” para seleccionar los bienes</text:p>
            <text:p>Se selecciona un bien y se da clic en el botón "Regresar"</text:p>
            <text:p>Se da clic en el botón "Guardar"</text:p>
          </table:table-cell>
          <table:table-cell office:value-type="string" table:style-name="ce7">
            <text:p>La solicitud debe quedar almacenada en el sistema</text:p>
            <text:p/>
          </table:table-cell>
          <table:table-cell office:value-type="string" table:style-name="ce6">
            <text:p>Se debe mostrar un mensaje indicando que los datos se almacenaron de forma exitosa</text:p>
          </table:table-cell>
          <table:table-cell table:style-name="ce7"/>
          <table:table-cell office:value-type="string" table:content-validation-name="val1" table:style-name="ce7">
            <text:p>Aprobado</text:p>
          </table:table-cell>
          <table:table-cell table:style-name="ce7"/>
          <table:table-cell office:value-type="string" table:content-validation-name="val2" table:style-name="ce7">
            <text:p>Álvaro</text:p>
          </table:table-cell>
          <table:table-cell table:number-columns-repeated="16373" table:style-name="ce8"/>
        </table:table-row>
        <table:table-row table:style-name="ro4">
          <table:table-cell office:value-type="string" office:string-value="CP-SGB-010" table:formula="of:=CONCATENATE(&quot;CP-SGB-&quot;;TEXT((ROW()-1);&quot;000&quot;))" table:style-name="ce9">
            <text:p>CP-SGB-010</text:p>
          </table:table-cell>
          <table:table-cell office:value-type="string" table:style-name="ce10">
            <text:p>Agregar Bienes a una Solicitud</text:p>
          </table:table-cell>
          <table:table-cell office:value-type="string" table:style-name="ce11">
            <text:p>El usuario debe estar loggeado en el sistema</text:p>
            <text:p>Deben existir estados y tipos almacenados bajo el dominio “Exclusiones”</text:p>
            <text:p>Deben existir Exclusiones almacenadas con estado “CREADO”</text:p>
          </table:table-cell>
          <table:table-cell office:value-type="string" table:style-name="ce12">
            <text:p>Bienes: Seleccionar 1 bien</text:p>
          </table:table-cell>
          <table:table-cell office:value-type="string" table:style-name="ce13">
            <text:p>Se elige la opción Exclusiones/Solicitud Exclusión</text:p>
            <text:p>Del listado se da clic en el botón “Detalles” de una solicitud</text:p>
            <text:p>Se da clic en el botón “Agregar” para seleccionar los bienes</text:p>
            <text:p>Se selecciona un bien y se da clic en el botón "Regresar"</text:p>
            <text:p>Se da clic en el botón "Guardar"</text:p>
          </table:table-cell>
          <table:table-cell office:value-type="string" table:style-name="ce13">
            <text:p>El bien deben de quedar asociado a la solicitud</text:p>
          </table:table-cell>
          <table:table-cell office:value-type="string" table:style-name="ce11">
            <text:p>Se debe mostrar un mensaje indicando que la solicitud se actualizo de forma exitosa</text:p>
          </table:table-cell>
          <table:table-cell table:style-name="ce13"/>
          <table:table-cell office:value-type="string" table:content-validation-name="val1" table:style-name="ce13">
            <text:p>Aprobado</text:p>
          </table:table-cell>
          <table:table-cell table:style-name="ce13"/>
          <table:table-cell office:value-type="string" table:content-validation-name="val2" table:style-name="ce13">
            <text:p>Álvaro</text:p>
          </table:table-cell>
          <table:table-cell table:number-columns-repeated="16373"/>
        </table:table-row>
        <table:table-row table:style-name="ro5">
          <table:table-cell office:value-type="string" office:string-value="CP-SGB-011" table:formula="of:=CONCATENATE(&quot;CP-SGB-&quot;;TEXT((ROW()-1);&quot;000&quot;))" table:style-name="ce5">
            <text:p>CP-SGB-011</text:p>
          </table:table-cell>
          <table:table-cell office:value-type="string" table:style-name="ce5">
            <text:p>Eliminar Bienes a una Solicitud</text:p>
          </table:table-cell>
          <table:table-cell office:value-type="string" table:style-name="ce6">
            <text:p>El usuario debe estar loggeado en el sistema</text:p>
            <text:p>Deben existir estados y tipos almacenados bajo el dominio “Exclusiones”</text:p>
            <text:p>Deben existir Exclusiones almacenadas con estado “CREADO”</text:p>
          </table:table-cell>
          <table:table-cell office:value-type="string" table:style-name="ce7">
            <text:p>Bienes: Eliminar un bien de la solicitud</text:p>
          </table:table-cell>
          <table:table-cell office:value-type="string" table:style-name="ce7">
            <text:p>Se elige la opción Exclusiones/Solicitud Exclusión</text:p>
            <text:p>Del listado se da clic en el botón “Detalles” de una solicitud</text:p>
            <text:p>Se da clic en el botón “Eliminar” en un bien</text:p>
            <text:p>Se da clic en el botón “Guardar”</text:p>
          </table:table-cell>
          <table:table-cell office:value-type="string" table:style-name="ce7">
            <text:p>El bien deben de quedar excluido de la solicitud</text:p>
          </table:table-cell>
          <table:table-cell office:value-type="string" table:style-name="ce6">
            <text:p>Se debe mostrar un mensaje indicando que la solicitud se actualizo de forma exitosa</text:p>
          </table:table-cell>
          <table:table-cell table:style-name="ce7"/>
          <table:table-cell office:value-type="string" table:content-validation-name="val1" table:style-name="ce7">
            <text:p>Aprobado</text:p>
          </table:table-cell>
          <table:table-cell table:style-name="ce7"/>
          <table:table-cell office:value-type="string" table:content-validation-name="val2" table:style-name="ce7">
            <text:p>Álvaro</text:p>
          </table:table-cell>
          <table:table-cell table:number-columns-repeated="16373" table:style-name="ce8"/>
        </table:table-row>
        <table:table-row table:style-name="ro5">
          <table:table-cell office:value-type="string" office:string-value="CP-SGB-012" table:formula="of:=CONCATENATE(&quot;CP-SGB-&quot;;TEXT((ROW()-1);&quot;000&quot;))" table:style-name="ce9">
            <text:p>CP-SGB-012</text:p>
          </table:table-cell>
          <table:table-cell office:value-type="string" table:style-name="ce10">
            <text:p>Solicitar un Bien</text:p>
          </table:table-cell>
          <table:table-cell office:value-type="string" table:style-name="ce11">
            <text:p>El usuario debe estar loggeado en el sistema</text:p>
            <text:p>Deben existir estados y tipos almacenados bajo el dominio “Exclusiones”</text:p>
            <text:p>Deben existir Exclusiones almacenadas en el sistema con estado “CREADO”</text:p>
          </table:table-cell>
          <table:table-cell office:value-type="string" table:style-name="ce13">
            <text:p>Bienes: Solicitar un bien</text:p>
          </table:table-cell>
          <table:table-cell office:value-type="string" table:style-name="ce13">
            <text:p>Se elige la opción Exclusiones/Solicitud Exclusión</text:p>
            <text:p>Del listado se da clic en el botón “Detalles” de una solicitud</text:p>
            <text:p>Se da clic en el botón "Solicitar" en un bien</text:p>
          </table:table-cell>
          <table:table-cell office:value-type="string" table:style-name="ce11">
            <text:p>Se debe modificar el estado interno del bien a solicitado</text:p>
          </table:table-cell>
          <table:table-cell table:style-name="ce12"/>
          <table:table-cell table:style-name="ce13"/>
          <table:table-cell office:value-type="string" table:content-validation-name="val1" table:style-name="ce13">
            <text:p>Aprobado</text:p>
          </table:table-cell>
          <table:table-cell table:style-name="ce13"/>
          <table:table-cell office:value-type="string" table:content-validation-name="val2" table:style-name="ce13">
            <text:p>Álvaro</text:p>
          </table:table-cell>
          <table:table-cell table:number-columns-repeated="16373"/>
        </table:table-row>
        <table:table-row table:style-name="ro5">
          <table:table-cell office:value-type="string" office:string-value="CP-SGB-013" table:formula="of:=CONCATENATE(&quot;CP-SGB-&quot;;TEXT((ROW()-1);&quot;000&quot;))" table:style-name="ce5">
            <text:p>CP-SGB-013</text:p>
          </table:table-cell>
          <table:table-cell office:value-type="string" table:style-name="ce5">
            <text:p>Solicitar Toda la Exclusión</text:p>
          </table:table-cell>
          <table:table-cell office:value-type="string" table:style-name="ce6">
            <text:p>El usuario debe estar loggeado en el sistema</text:p>
            <text:p>Deben existir estados y tipos almacenados bajo el dominio “Exclusiones”</text:p>
            <text:p>Deben existir Exclusiones almacenadas en el sistema con estado “CREADO”</text:p>
          </table:table-cell>
          <table:table-cell table:style-name="ce7"/>
          <table:table-cell office:value-type="string" table:style-name="ce7">
            <text:p>Se elige la opción Exclusiones/Solicitud Exclusión</text:p>
            <text:p>Del listado se da clic en el botón “Detalles” de una solicitud</text:p>
            <text:p>Se da clic en el botón “Solicitar”</text:p>
          </table:table-cell>
          <table:table-cell office:value-type="string" table:style-name="ce7">
            <text:p>Se debe modificar el estado interno de los bienes de la solicitado</text:p>
            <text:p>Se debe modificar el estado de la solicitud a "SOLICITADO"</text:p>
          </table:table-cell>
          <table:table-cell office:value-type="string" table:style-name="ce6">
            <text:p>Se debe mostrar un mensaje indicando que la solicitud se actualizo de forma exitosa</text:p>
            <text:p/>
          </table:table-cell>
          <table:table-cell table:style-name="ce7"/>
          <table:table-cell office:value-type="string" table:content-validation-name="val1" table:style-name="ce7">
            <text:p>Aprobado</text:p>
          </table:table-cell>
          <table:table-cell table:style-name="ce7"/>
          <table:table-cell office:value-type="string" table:content-validation-name="val2" table:style-name="ce7">
            <text:p>Álvaro</text:p>
          </table:table-cell>
          <table:table-cell table:number-columns-repeated="16373" table:style-name="ce8"/>
        </table:table-row>
        <table:table-row table:style-name="ro6">
          <table:table-cell office:value-type="string" office:string-value="CP-SGB-014" table:formula="of:=CONCATENATE(&quot;CP-SGB-&quot;;TEXT((ROW()-1);&quot;000&quot;))" table:style-name="ce9">
            <text:p>CP-SGB-014</text:p>
          </table:table-cell>
          <table:table-cell office:value-type="string" table:style-name="ce10">
            <text:p>Revisar la Solicitud</text:p>
          </table:table-cell>
          <table:table-cell office:value-type="string" table:style-name="ce11">
            <text:p>El usuario debe estar loggeado en el sistema</text:p>
            <text:p>Deben existir estados y tipos almacenados bajo el dominio “Exclusiones”</text:p>
            <text:p>Deben existir Exclusiones almacenadas en el sistema con estado “SOLICITADO”</text:p>
          </table:table-cell>
          <table:table-cell table:style-name="ce13"/>
          <table:table-cell office:value-type="string" table:style-name="ce13">
            <text:p>Se elige la opción Exclusiones/Solicitud Exclusión</text:p>
            <text:p>Del listado se da clic en el botón “Detalles” de una solicitud</text:p>
            <text:p>Se da clic en el botón “Revisar”</text:p>
            <text:p>Se debe digitar una observación</text:p>
            <text:p>Se da clic en el botón "Revisar"</text:p>
          </table:table-cell>
          <table:table-cell office:value-type="string" table:style-name="ce13">
            <text:p>Se debe modificar el estado interno de los bienes de la solicitado</text:p>
            <text:p>Se debe modificar el estado de la solicitud a "Creado"</text:p>
          </table:table-cell>
          <table:table-cell office:value-type="string" table:style-name="ce11">
            <text:p>Se debe mostrar un mensaje indicando que la solicitud se actualizo de forma exitosa</text:p>
            <text:p/>
          </table:table-cell>
          <table:table-cell table:style-name="ce13"/>
          <table:table-cell office:value-type="string" table:content-validation-name="val1" table:style-name="ce13">
            <text:p>Aprobado</text:p>
          </table:table-cell>
          <table:table-cell table:style-name="ce13"/>
          <table:table-cell office:value-type="string" table:content-validation-name="val2" table:style-name="ce13">
            <text:p>Álvaro</text:p>
          </table:table-cell>
          <table:table-cell table:number-columns-repeated="16373"/>
        </table:table-row>
        <table:table-row table:style-name="ro6">
          <table:table-cell office:value-type="string" office:string-value="CP-SGB-015" table:formula="of:=CONCATENATE(&quot;CP-SGB-&quot;;TEXT((ROW()-1);&quot;000&quot;))" table:style-name="ce5">
            <text:p>CP-SGB-015</text:p>
          </table:table-cell>
          <table:table-cell office:value-type="string" table:style-name="ce5">
            <text:p>Rechazar un Bien</text:p>
          </table:table-cell>
          <table:table-cell office:value-type="string" table:style-name="ce6">
            <text:p>El usuario debe estar loggeado en el sistema</text:p>
            <text:p>Deben existir estados y tipos almacenados bajo el dominio “Exclusiones”</text:p>
            <text:p>Deben existir Exclusiones almacenadas en el sistema con estado “SOLICITADO”</text:p>
            <text:p>El usuario debe tener asignado el permiso para aprobar la solicitud</text:p>
          </table:table-cell>
          <table:table-cell table:style-name="ce7"/>
          <table:table-cell office:value-type="string" table:style-name="ce7">
            <text:p>Se elige la opción Exclusiones/Solicitud Exclusión</text:p>
            <text:p>Del listado se da clic en el botón “Detalles” de una solicitud</text:p>
            <text:p>Se da clic en el botón “Rechazar” en un bien</text:p>
          </table:table-cell>
          <table:table-cell office:value-type="string" table:style-name="ce6">
            <text:p>Se debe modificar el estado interno del bien</text:p>
            <text:p/>
          </table:table-cell>
          <table:table-cell table:style-name="ce8"/>
          <table:table-cell table:style-name="ce7"/>
          <table:table-cell office:value-type="string" table:content-validation-name="val1" table:style-name="ce7">
            <text:p>Aprobado</text:p>
          </table:table-cell>
          <table:table-cell table:style-name="ce7"/>
          <table:table-cell office:value-type="string" table:content-validation-name="val2" table:style-name="ce7">
            <text:p>Álvaro</text:p>
          </table:table-cell>
          <table:table-cell table:number-columns-repeated="16373" table:style-name="ce8"/>
        </table:table-row>
        <table:table-row table:style-name="ro6">
          <table:table-cell office:value-type="string" office:string-value="CP-SGB-016" table:formula="of:=CONCATENATE(&quot;CP-SGB-&quot;;TEXT((ROW()-1);&quot;000&quot;))" table:style-name="ce9">
            <text:p>CP-SGB-016</text:p>
          </table:table-cell>
          <table:table-cell office:value-type="string" table:style-name="ce10">
            <text:p>Rechazar Toda la Solicitud</text:p>
          </table:table-cell>
          <table:table-cell office:value-type="string" table:style-name="ce11">
            <text:p>El usuario debe estar loggeado en el sistema</text:p>
            <text:p>Deben existir estados y tipos almacenados bajo el dominio “Exclusiones”</text:p>
            <text:p>Deben existir Exclusiones almacenadas en el sistema con estado “SOLICITADO”</text:p>
            <text:p>El usuario debe tener asignado el permiso para aprobar la solicitud</text:p>
          </table:table-cell>
          <table:table-cell table:style-name="ce13"/>
          <table:table-cell office:value-type="string" table:style-name="ce13">
            <text:p>Se elige la opción Exclusiones/Solicitud Exclusión</text:p>
            <text:p>Del listado se da clic en el botón “Detalles” de una solicitud</text:p>
            <text:p>Se da clic en el botón “Rechazar”</text:p>
          </table:table-cell>
          <table:table-cell office:value-type="string" table:style-name="ce13">
            <text:p>Se debe modificar el estado interno de los bienes de la solicitado</text:p>
            <text:p>Se debe modificar el estado de la solicitud a "RECHAZADO"</text:p>
          </table:table-cell>
          <table:table-cell office:value-type="string" table:style-name="ce11">
            <text:p>Se debe mostrar un mensaje indicando que la solicitud se actualizo de forma exitosa</text:p>
          </table:table-cell>
          <table:table-cell table:style-name="ce13"/>
          <table:table-cell office:value-type="string" table:content-validation-name="val1" table:style-name="ce13">
            <text:p>Aprobado</text:p>
          </table:table-cell>
          <table:table-cell table:style-name="ce13"/>
          <table:table-cell office:value-type="string" table:content-validation-name="val2" table:style-name="ce13">
            <text:p>Álvaro</text:p>
          </table:table-cell>
          <table:table-cell table:number-columns-repeated="16373"/>
        </table:table-row>
        <table:table-row table:style-name="ro6">
          <table:table-cell office:value-type="string" office:string-value="CP-SGB-017" table:formula="of:=CONCATENATE(&quot;CP-SGB-&quot;;TEXT((ROW()-1);&quot;000&quot;))" table:style-name="ce5">
            <text:p>CP-SGB-017</text:p>
          </table:table-cell>
          <table:table-cell office:value-type="string" table:style-name="ce5">
            <text:p>Aceptar Toda la Solicitud</text:p>
          </table:table-cell>
          <table:table-cell office:value-type="string" table:style-name="ce6">
            <text:p>El usuario debe estar loggeado en el sistema</text:p>
            <text:p>Deben existir estados y tipos almacenados bajo el dominio “Exclusiones”</text:p>
            <text:p>Deben existir Exclusiones almacenadas en el sistema con estado “SOLICITADO”</text:p>
            <text:p>El usuario debe tener asignado el permiso para aprobar la solicitud</text:p>
          </table:table-cell>
          <table:table-cell table:style-name="ce7"/>
          <table:table-cell office:value-type="string" table:style-name="ce7">
            <text:p>Se elige la opción Exclusiones/Solicitud Exclusión</text:p>
            <text:p>Del listado se da clic en el botón “Detalles” de una solicitud</text:p>
            <text:p>Se da clic en el botón "Aceptar"</text:p>
          </table:table-cell>
          <table:table-cell office:value-type="string" table:style-name="ce7">
            <text:p>Se debe modificar el estado interno de los bienes de la solicitado</text:p>
            <text:p>Se debe modificar el estado de la solicitud a "ACEPTADO"</text:p>
          </table:table-cell>
          <table:table-cell office:value-type="string" table:style-name="ce6">
            <text:p>Se debe mostrar un mensaje indicando que la solicitud se actualizo de forma exitosa</text:p>
          </table:table-cell>
          <table:table-cell table:style-name="ce7"/>
          <table:table-cell office:value-type="string" table:content-validation-name="val1" table:style-name="ce7">
            <text:p>Aprobado</text:p>
          </table:table-cell>
          <table:table-cell table:style-name="ce7"/>
          <table:table-cell office:value-type="string" table:content-validation-name="val2" table:style-name="ce7">
            <text:p>Álvaro</text:p>
          </table:table-cell>
          <table:table-cell table:number-columns-repeated="16373" table:style-name="ce8"/>
        </table:table-row>
        <table:table-row table:number-rows-repeated="1048558" table:style-name="ro7">
          <table:table-cell table:number-columns-repeated="16384"/>
        </table:table-row>
      </table:table>
      <table:table table:name="Parámetros" table:style-name="ta1">
        <table:table-column table:style-name="co12" table:number-columns-repeated="2" table:default-cell-style-name="ce1"/>
        <table:table-column table:style-name="co13" table:number-columns-repeated="16382" table:default-cell-style-name="ce1"/>
        <table:table-row table:style-name="ro7">
          <table:table-cell office:value-type="string" table:style-name="ce1">
            <text:p>Estados</text:p>
          </table:table-cell>
          <table:table-cell office:value-type="string" table:style-name="ce1">
            <text:p>Testers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Pendiente</text:p>
          </table:table-cell>
          <table:table-cell office:value-type="string" table:style-name="ce1">
            <text:p>Alvaro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Aprobado</text:p>
          </table:table-cell>
          <table:table-cell office:value-type="string" table:style-name="ce1">
            <text:p>Jairo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Rechazado</text:p>
          </table:table-cell>
          <table:table-cell office:value-type="string" table:style-name="ce1">
            <text:p>Jorge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Condicionado</text:p>
          </table:table-cell>
          <table:table-cell office:value-type="string" table:style-name="ce1">
            <text:p>Oscar</text:p>
          </table:table-cell>
          <table:table-cell table:number-columns-repeated="16382"/>
        </table:table-row>
        <table:table-row table:style-name="ro7">
          <table:table-cell table:style-name="ce1"/>
          <table:table-cell office:value-type="string" table:style-name="ce1">
            <text:p>Raul</text:p>
          </table:table-cell>
          <table:table-cell table:number-columns-repeated="16382"/>
        </table:table-row>
        <table:table-row table:number-rows-repeated="104857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scante, Alvaro</meta:initial-creator>
    <dc:creator>Cascante, Alvaro</dc:creator>
    <meta:creation-date>2017-08-10T16:12:52Z</meta:creation-date>
    <dc:date>2018-05-07T17:14:10Z</dc:date>
    <meta:editing-cycles>60</meta:editing-cycles>
    <meta:editing-duration>PT7393S</meta:editing-duration>
  </office:meta>
</office:document-meta>
</file>